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4.576cm" fo:min-width="2.929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401cm" fo:min-width="4.199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1.401cm" fo:min-width="4.199cm"/>
    </style:style>
    <style:style style:name="gr4" style:family="graphic" style:parent-style-name="objectwithoutfill">
      <style:graphic-properties draw:marker-end="Arrow" draw:marker-end-width="0.3cm" draw:fill="none" draw:textarea-vertical-align="top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standard">
      <style:graphic-properties draw:fill-color="#ff6600" draw:textarea-horizontal-align="justify" draw:textarea-vertical-align="middle" draw:auto-grow-height="false" fo:min-height="1.401cm" fo:min-width="4.199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1.401cm" fo:min-width="4.199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401cm" fo:min-width="4.199cm"/>
    </style:style>
    <style:style style:name="gr9" style:family="graphic" style:parent-style-name="standard">
      <style:graphic-properties draw:fill-color="#ffcccc" draw:textarea-horizontal-align="justify" draw:textarea-vertical-align="middle" draw:auto-grow-height="false" fo:min-height="1.401cm" fo:min-width="4.199cm"/>
    </style:style>
    <style:style style:name="gr10" style:family="graphic" style:parent-style-name="standard">
      <style:graphic-properties svg:stroke-color="#000000" draw:fill-color="#66ffff" draw:textarea-horizontal-align="justify" draw:textarea-vertical-align="middle" draw:auto-grow-height="false" fo:min-height="1.401cm" fo:min-width="4.199cm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1.401cm" fo:min-width="4.19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1.401cm" fo:min-width="4.199cm"/>
    </style:style>
    <style:style style:name="gr14" style:family="graphic" style:parent-style-name="standard">
      <style:graphic-properties draw:stroke="none" svg:stroke-color="#000000" draw:fill="none" fo:min-height="17.466cm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P2" style:family="paragraph">
      <loext:graphic-properties draw:fill-color="#cfe7f5"/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-color="#ffcc00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00cc00"/>
      <style:paragraph-properties fo:text-align="center"/>
      <style:text-properties fo:font-size="11pt" style:font-size-asian="18pt" style:font-size-complex="18pt"/>
    </style:style>
    <style:style style:name="P5" style:family="paragraph">
      <style:paragraph-properties fo:text-align="start"/>
      <style:text-properties fo:font-size="11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7" style:family="paragraph">
      <loext:graphic-properties draw:fill-color="#ff6600"/>
      <style:paragraph-properties fo:text-align="center"/>
      <style:text-properties fo:font-size="11pt" style:font-size-asian="18pt" style:font-size-complex="18pt"/>
    </style:style>
    <style:style style:name="P8" style:family="paragraph">
      <loext:graphic-properties draw:fill-color="#ffff66"/>
      <style:paragraph-properties fo:text-align="center"/>
      <style:text-properties fo:font-size="11pt" style:font-size-asian="18pt" style:font-size-complex="18pt"/>
    </style:style>
    <style:style style:name="P9" style:family="paragraph">
      <loext:graphic-properties draw:fill-color="#eeeeee"/>
      <style:paragraph-properties fo:text-align="center"/>
      <style:text-properties fo:font-size="11pt" style:font-size-asian="18pt" style:font-size-complex="18pt"/>
    </style:style>
    <style:style style:name="P10" style:family="paragraph">
      <loext:graphic-properties draw:fill="none"/>
      <style:paragraph-properties fo:text-align="start"/>
      <style:text-properties fo:font-size="11pt" style:font-size-asian="18pt" style:font-size-complex="18pt"/>
    </style:style>
    <style:style style:name="P11" style:family="paragraph">
      <loext:graphic-properties draw:fill-color="#ffcccc"/>
      <style:paragraph-properties fo:text-align="center"/>
      <style:text-properties fo:font-size="11pt" style:font-size-asian="18pt" style:font-size-complex="18pt"/>
    </style:style>
    <style:style style:name="P12" style:family="paragraph">
      <loext:graphic-properties draw:fill-color="#66ffff"/>
      <style:paragraph-properties fo:text-align="center"/>
      <style:text-properties fo:font-size="11pt" style:font-size-asian="18pt" style:font-size-complex="18pt"/>
    </style:style>
    <style:style style:name="P13" style:family="paragraph">
      <loext:graphic-properties draw:fill-color="#ccffcc"/>
      <style:paragraph-properties fo:text-align="center"/>
      <style:text-properties fo:font-size="11pt" style:font-size-asian="18pt" style:font-size-complex="18pt"/>
    </style:style>
    <style:style style:name="P14" style:family="paragraph">
      <style:paragraph-properties fo:text-align="center"/>
      <style:text-properties fo:color="#ffffff" fo:font-size="11pt" style:font-size-asian="18pt" style:font-size-complex="18pt"/>
    </style:style>
    <style:style style:name="P15" style:family="paragraph">
      <loext:graphic-properties draw:fill-color="#ff3333"/>
      <style:paragraph-properties fo:text-align="center"/>
      <style:text-properties fo:color="#ffffff" fo:font-size="11pt" style:font-size-asian="18pt" style:font-size-complex="18pt"/>
    </style:style>
    <style:style style:name="P16" style:family="paragraph">
      <style:text-properties style:font-name="Comic Sans MS" fo:font-size="10pt" style:font-size-asian="18pt" style:font-size-complex="18pt"/>
    </style:style>
    <style:style style:name="P17" style:family="paragraph">
      <loext:graphic-properties draw:fill="none"/>
      <style:text-properties style:font-name="Comic Sans MS" fo:font-size="10pt" style:font-size-asian="18pt" style:font-size-complex="18pt"/>
    </style:style>
    <style:style style:name="P18" style:family="paragraph">
      <style:paragraph-properties fo:text-align="center"/>
      <style:text-properties fo:font-size="12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style:font-name="Comic Sans MS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4.826cm" svg:x="1.715cm" svg:y="7.027cm">
          <draw:glue-point draw:id="4" svg:x="5.001cm" svg:y="1.926cm"/>
          <draw:glue-point draw:id="5" svg:x="5.001cm" svg:y="-2.689cm"/>
          <draw:glue-point draw:id="6" svg:x="5.001cm" svg:y="-3.947cm"/>
          <draw:glue-point draw:id="7" svg:x="5.001cm" svg:y="-1.578cm"/>
          <draw:glue-point draw:id="8" svg:x="5.001cm" svg:y="1.052cm"/>
          <draw:glue-point draw:id="9" svg:x="5.001cm" svg:y="3.157cm"/>
          <draw:glue-point draw:id="10" svg:x="5.001cm" svg:y="3.947cm"/>
          <draw:glue-point draw:id="11" svg:x="2.408cm" svg:y="5cm"/>
          <draw:glue-point draw:id="12" svg:x="-2.405cm" svg:y="5cm"/>
          <draw:glue-point draw:id="13" svg:x="-3.517cm" svg:y="5cm"/>
          <draw:glue-point draw:id="14" svg:x="-0.924cm" svg:y="5cm"/>
          <draw:glue-point draw:id="15" svg:x="0.927cm" svg:y="5cm"/>
          <draw:glue-point draw:id="16" svg:x="3.149cm" svg:y="5cm"/>
          <draw:glue-point draw:id="17" svg:x="-4.998cm" svg:y="2.894cm"/>
          <draw:glue-point draw:id="18" svg:x="-4.998cm" svg:y="3.947cm"/>
          <text:p text:style-name="P1">Chainsaw.yaml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699cm" svg:height="1.651cm" svg:x="7.938cm" svg:y="2.455cm">
          <text:p text:style-name="P1"><text:s/>info.ya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4.699cm" svg:height="1.651cm" svg:x="7.938cm" svg:y="5.249cm">
          <draw:glue-point draw:id="4" svg:x="-4.998cm" svg:y="2.695cm"/>
          <draw:glue-point draw:id="5" svg:x="-4.998cm" svg:y="-2.689cm"/>
          <text:p text:style-name="P1">documentation.yaml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5.143cm" svg:y1="7.536cm" svg:x2="7.939cm" svg:y2="5.631cm" draw:start-shape="id1" draw:start-glue-point="6" draw:end-shape="id2" draw:end-glue-point="5" svg:d="M5143 7536h1397v-1905h1399" svg:viewBox="0 0 2797 1906">
          <text:p text:style-name="P5"><text:span text:style-name="T1">ex</text:span><text:span text:style-name="T1">ter</text:span><text:span text:style-name="T1">n</text:span><text:span text:style-name="T1">D</text:span><text:span text:style-name="T1">oc</text:span><text:span text:style-name="T1">s</text:span></text:p>
        </draw:connector>
        <draw:connector draw:style-name="gr4" draw:text-style-name="P6" draw:layer="layout" svg:x1="3.429cm" svg:y1="7.027cm" svg:x2="7.938cm" svg:y2="3.28cm" draw:start-shape="id1" draw:start-glue-point="0" draw:end-shape="id3" draw:end-glue-point="3" svg:d="M3429 7027v-3747h4509" svg:viewBox="0 0 4510 3748">
          <text:p text:style-name="P5">info</text:p>
        </draw:connector>
        <draw:connector draw:style-name="gr5" draw:text-style-name="P6" draw:layer="layout" svg:x1="5.143cm" svg:y1="8.143cm" svg:x2="10.287cm" svg:y2="6.9cm" draw:start-shape="id1" draw:start-glue-point="5" draw:end-shape="id2" draw:end-glue-point="2" svg:d="M5143 8143h5144v-1243" svg:viewBox="0 0 5145 1244">
          <text:p text:style-name="P1">Tags:</text:p>
        </draw:connector>
        <draw:custom-shape draw:style-name="gr6" draw:text-style-name="P7" xml:id="id4" draw:id="id4" draw:layer="layout" svg:width="4.699cm" svg:height="1.651cm" svg:x="7.938cm" svg:y="8.424cm">
          <draw:glue-point draw:id="4" svg:x="-4.998cm" svg:y="2.695cm"/>
          <draw:glue-point draw:id="5" svg:x="-4.998cm" svg:y="-2.689cm"/>
          <text:p text:style-name="P1">endpoint.yaml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5.143cm" svg:y1="8.679cm" svg:x2="7.939cm" svg:y2="8.806cm" draw:start-shape="id1" draw:start-glue-point="7" draw:end-shape="id4" draw:end-glue-point="5" svg:d="M5143 8679h1397v127h1399" svg:viewBox="0 0 2797 128">
          <text:p text:style-name="P1">schemes</text:p>
        </draw:connector>
        <draw:connector draw:style-name="gr5" draw:text-style-name="P6" draw:layer="layout" svg:x1="5.144cm" svg:y1="9.44cm" svg:x2="7.938cm" svg:y2="9.249cm" draw:start-shape="id1" draw:start-glue-point="1" draw:end-shape="id4" draw:end-glue-point="3" svg:d="M5144 9440h1396v-191h1398" svg:viewBox="0 0 2795 192">
          <text:p text:style-name="P1">host</text:p>
        </draw:connector>
        <draw:connector draw:style-name="gr5" draw:text-style-name="P6" draw:layer="layout" svg:x1="5.143cm" svg:y1="9.947cm" svg:x2="7.939cm" svg:y2="9.693cm" draw:start-shape="id1" draw:start-glue-point="8" draw:end-shape="id4" draw:end-glue-point="4" svg:d="M5143 9947h1397v-254h1399" svg:viewBox="0 0 2797 255">
          <text:p text:style-name="P1">basePath</text:p>
        </draw:connector>
        <draw:custom-shape draw:style-name="gr7" draw:text-style-name="P8" xml:id="id5" draw:id="id5" draw:layer="layout" svg:width="4.699cm" svg:height="1.651cm" svg:x="7.938cm" svg:y="11.091cm">
          <draw:glue-point draw:id="4" svg:x="-4.998cm" svg:y="2.695cm"/>
          <draw:glue-point draw:id="5" svg:x="-4.998cm" svg:y="-2.689cm"/>
          <text:p text:style-name="P1">mediatypes.yaml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5.143cm" svg:y1="10.369cm" svg:x2="7.939cm" svg:y2="11.473cm" draw:start-shape="id1" draw:start-glue-point="4" draw:end-shape="id5" draw:end-glue-point="5" svg:d="M5143 10369h1397v1104h1399" svg:viewBox="0 0 2797 1105">
          <text:p text:style-name="P1">consumes</text:p>
        </draw:connector>
        <draw:connector draw:style-name="gr5" draw:text-style-name="P6" draw:layer="layout" svg:x1="5.143cm" svg:y1="10.963cm" svg:x2="7.938cm" svg:y2="11.916cm" draw:start-shape="id1" draw:start-glue-point="9" draw:end-shape="id5" svg:d="M5143 10963h1397v953h1398" svg:viewBox="0 0 2796 954">
          <text:p text:style-name="P1">produces</text:p>
        </draw:connector>
        <draw:custom-shape draw:style-name="gr8" draw:text-style-name="P9" xml:id="id6" draw:id="id6" draw:layer="layout" svg:width="4.699cm" svg:height="1.651cm" svg:x="7.938cm" svg:y="13.758cm">
          <draw:glue-point draw:id="4" svg:x="-4.998cm" svg:y="2.695cm"/>
          <draw:glue-point draw:id="5" svg:x="-4.998cm" svg:y="-2.689cm"/>
          <text:p text:style-name="P1">paths.yaml</text:p>
          <draw:enhanced-geometry svg:viewBox="0 0 21600 21600" draw:type="rectangle" draw:enhanced-path="M 0 0 L 21600 0 21600 21600 0 21600 0 0 Z N"/>
        </draw:custom-shape>
        <draw:connector draw:style-name="gr5" draw:text-style-name="P10" draw:layer="layout" svg:x1="4.508cm" svg:y1="11.853cm" svg:x2="7.939cm" svg:y2="14.14cm" draw:start-shape="id1" draw:start-glue-point="16" draw:end-shape="id6" draw:end-glue-point="5" svg:d="M4508 11853v2287h3431" svg:viewBox="0 0 3432 2288">
          <text:p text:style-name="P5">paths</text:p>
        </draw:connector>
        <draw:custom-shape draw:style-name="gr9" draw:text-style-name="P11" xml:id="id7" draw:id="id7" draw:layer="layout" svg:width="4.699cm" svg:height="1.651cm" svg:x="8.065cm" svg:y="16.552cm">
          <draw:glue-point draw:id="4" svg:x="-4.998cm" svg:y="2.695cm"/>
          <draw:glue-point draw:id="5" svg:x="-4.998cm" svg:y="-2.689cm"/>
          <text:p text:style-name="P1">definitions.yaml</text:p>
          <draw:enhanced-geometry svg:viewBox="0 0 21600 21600" draw:type="rectangle" draw:enhanced-path="M 0 0 L 21600 0 21600 21600 0 21600 0 0 Z N"/>
        </draw:custom-shape>
        <draw:custom-shape draw:style-name="gr10" draw:text-style-name="P12" xml:id="id8" draw:id="id8" draw:layer="layout" svg:width="4.699cm" svg:height="1.651cm" svg:x="8.065cm" svg:y="19.473cm">
          <draw:glue-point draw:id="4" svg:x="-4.998cm" svg:y="2.695cm"/>
          <draw:glue-point draw:id="5" svg:x="-4.998cm" svg:y="-2.689cm"/>
          <text:p text:style-name="P1">responses.yaml</text:p>
          <draw:enhanced-geometry svg:viewBox="0 0 21600 21600" draw:type="rectangle" draw:enhanced-path="M 0 0 L 21600 0 21600 21600 0 21600 0 0 Z N"/>
        </draw:custom-shape>
        <draw:custom-shape draw:style-name="gr11" draw:text-style-name="P13" xml:id="id9" draw:id="id9" draw:layer="layout" svg:width="4.699cm" svg:height="1.651cm" svg:x="7.938cm" svg:y="22.14cm">
          <draw:glue-point draw:id="4" svg:x="-4.998cm" svg:y="2.695cm"/>
          <draw:glue-point draw:id="5" svg:x="-4.998cm" svg:y="-2.689cm"/>
          <text:p text:style-name="P1">parameters.yaml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3.746cm" svg:y1="11.853cm" svg:x2="8.066cm" svg:y2="16.934cm" draw:start-shape="id1" draw:start-glue-point="15" draw:end-shape="id7" draw:end-glue-point="5" svg:d="M3746 11853v5081h4320" svg:viewBox="0 0 4321 5082">
          <text:p text:style-name="P1">definitions</text:p>
        </draw:connector>
        <draw:connector draw:style-name="gr5" draw:text-style-name="P6" draw:layer="layout" svg:x1="3.113cm" svg:y1="11.853cm" svg:x2="8.065cm" svg:y2="20.298cm" draw:start-shape="id1" draw:start-glue-point="14" draw:end-shape="id8" draw:end-glue-point="3" svg:d="M3113 11853v8445h4952" svg:viewBox="0 0 4953 8446">
          <text:p text:style-name="P1">responses</text:p>
        </draw:connector>
        <draw:connector draw:style-name="gr5" draw:text-style-name="P6" draw:layer="layout" svg:x1="2.605cm" svg:y1="11.853cm" svg:x2="7.939cm" svg:y2="22.522cm" draw:start-shape="id1" draw:start-glue-point="12" draw:end-shape="id9" draw:end-glue-point="5" svg:d="M2605 11853v10669h5334" svg:viewBox="0 0 5335 10670">
          <text:p text:style-name="P1">parameters</text:p>
        </draw:connector>
        <draw:connector draw:style-name="gr12" draw:text-style-name="P6" draw:layer="layout" draw:line-skew="0.897cm" svg:x1="12.637cm" svg:y1="14.583cm" svg:x2="12.764cm" svg:y2="17.377cm" draw:start-shape="id6" draw:start-glue-point="1" draw:end-shape="id7" draw:end-glue-point="1" svg:d="M12637 14583h1524v2794h-1397" svg:viewBox="0 0 1525 2795">
          <text:p/>
        </draw:connector>
        <draw:connector draw:style-name="gr12" draw:text-style-name="P6" draw:layer="layout" draw:line-skew="0.516cm" svg:x1="12.637cm" svg:y1="14.583cm" svg:x2="12.764cm" svg:y2="20.298cm" draw:start-shape="id6" draw:start-glue-point="1" draw:end-shape="id8" draw:end-glue-point="1" svg:d="M12637 14583h1143v5715h-1016" svg:viewBox="0 0 1144 5716">
          <text:p/>
        </draw:connector>
        <draw:connector draw:style-name="gr12" draw:text-style-name="P6" draw:layer="layout" draw:line-skew="1.405cm" svg:x1="12.637cm" svg:y1="14.583cm" svg:x2="12.637cm" svg:y2="22.965cm" draw:start-shape="id6" draw:start-glue-point="1" draw:end-shape="id9" draw:end-glue-point="1" svg:d="M12637 14583h1905v8382h-1905" svg:viewBox="0 0 1906 8383">
          <text:p/>
        </draw:connector>
        <draw:connector draw:style-name="gr12" draw:text-style-name="P6" draw:layer="layout" svg:x1="10.414cm" svg:y1="19.473cm" svg:x2="10.414cm" svg:y2="18.203cm" draw:start-shape="id8" draw:start-glue-point="0" draw:end-shape="id7" draw:end-glue-point="2" svg:d="M10414 19473v-1270" svg:viewBox="0 0 1 1271">
          <text:p/>
        </draw:connector>
        <draw:custom-shape draw:style-name="gr13" draw:text-style-name="P15" xml:id="id10" draw:id="id10" draw:layer="layout" svg:width="4.699cm" svg:height="1.651cm" svg:x="7.938cm" svg:y="24.553cm">
          <draw:glue-point draw:id="4" svg:x="-4.998cm" svg:y="2.695cm"/>
          <draw:glue-point draw:id="5" svg:x="-4.998cm" svg:y="-2.689cm"/>
          <text:p text:style-name="P14">security.yaml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.224cm" svg:y1="11.853cm" svg:x2="7.939cm" svg:y2="24.935cm" draw:start-shape="id1" draw:start-glue-point="13" draw:end-shape="id10" draw:end-glue-point="5" svg:d="M2224 11853v13082h5715" svg:viewBox="0 0 5716 13083">
          <text:p text:style-name="P1">securityDefinitions</text:p>
        </draw:connector>
        <draw:frame draw:style-name="gr14" draw:text-style-name="P17" draw:layer="layout" svg:width="8.763cm" svg:height="17.716cm" svg:x="12.891cm" svg:y="0.614cm">
          <draw:text-box>
            <text:p text:style-name="P16"><text:span text:style-name="T2">info:</text:span></text:p>
            <text:p text:style-name="P16"><text:span text:style-name="T2"><text:s text:c="2"/></text:span><text:span text:style-name="T2">$ref: info.yaml</text:span></text:p>
            <text:p text:style-name="P16"><text:span text:style-name="T2">externalDocs: </text:span></text:p>
            <text:p text:style-name="P16"><text:span text:style-name="T2"><text:s text:c="2"/></text:span><text:span text:style-name="T2">$ref: </text:span><text:span text:style-name="T2">documentation.yaml#/externa</text:span><text:span text:style-name="T2">l</text:span></text:p>
            <text:p text:style-name="P16"><text:span text:style-name="T2">tags:</text:span></text:p>
            <text:p text:style-name="P16"><text:span text:style-name="T2"><text:s text:c="2"/></text:span><text:span text:style-name="T2">$ref: </text:span><text:span text:style-name="T2">documentation.yaml#/categor</text:span><text:span text:style-name="T2">ies</text:span></text:p>
            <text:p text:style-name="P16"><text:span text:style-name="T2">schemes:</text:span></text:p>
            <text:p text:style-name="P16"><text:span text:style-name="T2"><text:s text:c="2"/></text:span><text:span text:style-name="T2">$ref: </text:span><text:span text:style-name="T2">endpoint.yaml#/schemes</text:span></text:p>
            <text:p text:style-name="P16"><text:span text:style-name="T2">host:</text:span></text:p>
            <text:p text:style-name="P16"><text:span text:style-name="T2"><text:s text:c="2"/></text:span><text:span text:style-name="T2">$ref: </text:span><text:span text:style-name="T2">endpoint.yaml#/server_and_p</text:span><text:span text:style-name="T2">ort</text:span></text:p>
            <text:p text:style-name="P16"><text:span text:style-name="T2">basePath:</text:span></text:p>
            <text:p text:style-name="P16"><text:span text:style-name="T2"><text:s text:c="2"/></text:span><text:span text:style-name="T2">$ref: endpoint.yaml#/path</text:span></text:p>
            <text:p text:style-name="P16"><text:span text:style-name="T2">consumes:</text:span></text:p>
            <text:p text:style-name="P16"><text:span text:style-name="T2"><text:s text:c="2"/></text:span><text:span text:style-name="T2">$ref: </text:span><text:span text:style-name="T2">mediatypes.yaml#/default</text:span></text:p>
            <text:p text:style-name="P16"><text:span text:style-name="T2">produces:</text:span></text:p>
            <text:p text:style-name="P16"><text:span text:style-name="T2"><text:s text:c="2"/></text:span><text:span text:style-name="T2">$ref: </text:span><text:span text:style-name="T2">mediatypes.yaml#/default</text:span></text:p>
            <text:p text:style-name="P16"><text:span text:style-name="T2">securityDefinitions:</text:span></text:p>
            <text:p text:style-name="P16"><text:span text:style-name="T2"><text:s text:c="2"/></text:span><text:span text:style-name="T2">$ref: </text:span><text:span text:style-name="T2">security.yaml#/securityDefini</text:span><text:span text:style-name="T2">tions</text:span></text:p>
            <text:p text:style-name="P16"><text:span text:style-name="T2">security:</text:span></text:p>
            <text:p text:style-name="P16"><text:span text:style-name="T2"><text:s text:c="2"/></text:span><text:span text:style-name="T2">$ref: </text:span><text:span text:style-name="T2">security.yaml#/defaultSecuri</text:span><text:span text:style-name="T2">ty</text:span></text:p>
            <text:p text:style-name="P16"><text:span text:style-name="T2">paths:</text:span></text:p>
            <text:p text:style-name="P16"><text:span text:style-name="T2"><text:s text:c="2"/></text:span><text:span text:style-name="T2">$ref: paths.yaml</text:span></text:p>
            <text:p text:style-name="P16"><text:span text:style-name="T2">definitions:</text:span></text:p>
            <text:p text:style-name="P16"><text:span text:style-name="T2"><text:s text:c="2"/></text:span><text:span text:style-name="T2">$ref: definitions.yaml</text:span></text:p>
            <text:p text:style-name="P16"><text:span text:style-name="T2">responses:</text:span></text:p>
            <text:p text:style-name="P16"><text:span text:style-name="T2"><text:s text:c="2"/></text:span><text:span text:style-name="T2">$ref: responses.yaml</text:span></text:p>
            <text:p text:style-name="P16"><text:span text:style-name="T2">parameters:</text:span></text:p>
            <text:p text:style-name="P16"><text:span text:style-name="T2"><text:s text:c="2"/></text:span><text:span text:style-name="T2">$ref: parameters.yaml</text:span></text:p>
          </draw:text-box>
        </draw:frame>
        <draw:connector draw:style-name="gr5" draw:text-style-name="P19" draw:layer="layout" svg:x1="1.716cm" svg:y1="11.344cm" svg:x2="7.939cm" svg:y2="25.822cm" draw:start-shape="id1" draw:start-glue-point="18" draw:end-shape="id10" draw:end-glue-point="4" svg:d="M1716 11344h-503v14478h6726" svg:viewBox="0 0 6727 14479">
          <text:p text:style-name="P18">defaultSecurity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3cm" fo:margin-bottom="0.45cm" fo:margin-left="0.318cm" fo:margin-right="0.35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Michaelsen</meta:initial-creator>
    <meta:creation-date>2018-04-21T14:13:04.620217202</meta:creation-date>
    <dc:date>2018-04-21T17:12:27.838064073</dc:date>
    <dc:creator>Michael Michaelsen</dc:creator>
    <meta:editing-duration>PT2H8M30S</meta:editing-duration>
    <meta:editing-cycles>8</meta:editing-cycles>
    <meta:generator>LibreOffice/5.1.6.2$Linux_X86_64 LibreOffice_project/10m0$Build-2</meta:generator>
    <meta:document-statistic meta:object-count="29"/>
  </office:meta>
</office:document-meta>
</file>